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>
      <style:paragraph-properties fo:text-align="center"/>
    </style:style>
    <style:style style:name="T1" style:family="text">
      <style:text-properties fo:background-color="#ff3300" loext:char-shading-value="0"/>
    </style:style>
    <style:style style:name="T2" style:family="text">
      <style:text-properties style:font-name="Liberation Serif1"/>
    </style:style>
    <style:style style:name="gr1" style:family="graphic">
      <style:graphic-properties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3">Fonctions Principales</text:p>
      <text:p text:style-name="P3"/>
      <text:p text:style-name="P3"><text:s/>I ) <text:s/>Afficher des formes simples sur un écran LED envoyées depuis l’Arduino (1 séance)</text:p>
      <text:p text:style-name="P3"/>
      <text:p text:style-name="P3"/>
      <text:p text:style-name="P3">II ) <text:s/>Envoyer des informations depuis le téléphone jusqu’à l’Arduino via BlueTooth (1 séance)</text:p>
      <text:p text:style-name="P3"/>
      <text:p text:style-name="P3">III ) <text:s/>Opérer une Transformation Rapide de Fourier (FFT en anglais) via l’Arduino (2 séances)</text:p>
      <text:p text:style-name="P3"/>
      <text:p text:style-name="P3">IV ) <text:s/>Afficher le résultat de la FFT d’une façon à la fois informative et esthétique (1 à 2 séances)</text:p>
      <text:p text:style-name="P3"/>
      <text:p text:style-name="P3">V ) Appliquer les connaissances et fonctions précédentes pour différentes applications (Séances restantes)<text:span text:style-name="T2">.</text:span></text:p>
      <text:p text:style-name="P3"/>
      <text:p text:style-name="P3"/>
      <text:p text:style-name="P3">Attribution du travail =</text:p>
      <text:p text:style-name="P3">- Théo = Recherche sur l’étape suivante du CDC et autres informations, débug et programmation, travail sur l’affichage, FFT</text:p>
      <text:p text:style-name="P3">- Thomas = Programmation, Montage, Bluetooth, Application Android</text:p>
      <text:p text:style-name="P3"/>
      <text:p text:style-name="P3">Répartition du travail (séances) =</text:p>
      <text:p text:style-name="P3">- Séance 1 (3-12) = travail en duo, Ecran LED, Affichage</text:p>
      <text:p text:style-name="P3">- Séance 2 (10-12) = (Thomas) BlueTooth (Théo) Recherche sur les modules de FFT Arduino, CDC et Diagramme de Gant</text:p>
      <text:p text:style-name="P3">- Séance 3 (17-12) = (Thomas et Théo) FFT, avec recherches</text:p>
      <text:p text:style-name="P3">- Séance 4 = FFT (autre méthode), amélioration potentielle de la vitesse de traitement de la FFT, affichage</text:p>
      <text:p text:style-name="P3"/>
      <text:p text:style-name="P2">Diagramme de Gantt</text:p>
      <text:p text:style-name="P3"/>
      <text:p text:style-name="P3"><text:tab/><text:tab/> <text:s text:c="2"/>Séance 1<text:tab/>Séance 2<text:tab/>Séance 3<text:tab/>Séance 4</text:p>
      <text:p text:style-name="P3"/>
      <text:p text:style-name="P3"><draw:rect text:anchor-type="paragraph" draw:z-index="0" draw:style-name="gr1" draw:text-style-name="P5" svg:width="2.065cm" svg:height="0.503cm" svg:x="2.626cm" svg:y="0.025cm"><text:p/></draw:rect>I) Ecran LED<text:tab/> <text:span text:style-name="T1"><text:s text:c="18"/></text:span></text:p>
      <text:p text:style-name="P3"/>
      <text:p text:style-name="P3"><draw:rect text:anchor-type="paragraph" draw:z-index="1" draw:style-name="gr1" draw:text-style-name="P5" svg:width="2.065cm" svg:height="0.503cm" svg:x="4.743cm" svg:y="-0.012cm"><text:p/></draw:rect>II) BlueTooth <text:s text:c="22"/><text:span text:style-name="T1"><text:s text:c="19"/></text:span></text:p>
      <text:p text:style-name="P3"/>
      <text:p text:style-name="P3"><draw:rect text:anchor-type="paragraph" draw:z-index="2" draw:style-name="gr1" draw:text-style-name="P5" svg:width="7.224cm" svg:height="0.503cm" svg:x="4.69cm" svg:y="0.014cm"><text:p/></draw:rect>III) FFT<text:tab/><text:tab/> <text:s text:c="8"/><text:span text:style-name="T1"><text:s text:c="68"/></text:span></text:p>
      <text:p text:style-name="P3"><draw:rect text:anchor-type="paragraph" draw:z-index="3" draw:style-name="gr1" draw:text-style-name="P5" svg:width="2.065cm" svg:height="0.503cm" svg:x="2.574cm" svg:y="0.48cm"><text:p/></draw:rect><draw:rect text:anchor-type="paragraph" draw:z-index="4" draw:style-name="gr1" draw:text-style-name="P5" svg:width="2.276cm" svg:height="0.503cm" svg:x="9.744cm" svg:y="0.485cm"><text:p/></draw:rect></text:p>
      <text:p text:style-name="P3">IV) Affichage <text:s/><text:span text:style-name="T1"><text:s text:c="19"/></text:span><text:s text:c="49"/><text:span text:style-name="T1"><text:s text:c="20"/></text:span></text:p>
      <text:p text:style-name="P3"/>
      <text:p text:style-name="P3">V) Autres apps <text:s text:c="19"/>Séances restantes disponi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0T10:47:25.630679416</meta:creation-date>
    <dc:date>2018-12-10T17:26:42.71</dc:date>
    <meta:editing-duration>PT43M6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1" meta:paragraph-count="22" meta:word-count="204" meta:character-count="1497"/>
  </office:meta>
</office:document-meta>
</file>